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style:writing-mode="lr-t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petti cruciali<text:line-break/><text:line-break/>Aspetta puntualiziamo se no si fa casino </text:p>
      <text:section text:style-name="Sect1" text:name="user-query-content-106">
        <text:p text:style-name="P2"/>
        <text:p text:style-name="P2">1) Dobbiamo evitare di costruire bestioni sul database </text:p>
        <text:p text:style-name="P2">2) Non usiamo flag che sono troppo grezze e fanno perdere informazione </text:p>
        <text:p text:style-name="P2">3) Dobbiamo specializzare i percorsi tagliando le informazioni che già conosciamo, sia che portino a buon fine che non portino da nessuna parte </text:p>
        <text:p text:style-name="P2">4) Non canceliamo in toto dati, ma li mettiamo in uno stato latente individuando i punti chiave che possano aiutare a riaprire quel percorso. </text:p>
        <text:p text:style-name="P2"/>
        <text:p text:style-name="P2">Ti tornano questi punti? </text:p>
      </text:section>
      <text:section text:style-name="Sect2" text:name="model-response-message-contentr_e31fa5c5278d97ec">
        <text:p text:style-name="Text_20_body">Certamente! Hai riassunto in modo eccellente la nostra strategia.</text:p>
        <text:p text:style-name="Horizontal_20_Line"/>
        <text:h text:style-name="Heading_20_3" text:outline-level="3">La Nostra Strategia di Apprendimento Evolutivo</text:h>
        <text:p text:style-name="Text_20_body">Mi trovo perfettamente d'accordo con tutti e quattro i punti che hai elencato. Sono i pilastri su cui costruiremo un sistema di apprendimento robusto ed efficiente:</text:p>
        <text:list xml:id="list1514049109354098592" text:style-name="L1">
          <text:list-item>
            <text:p text:style-name="P1"><text:span text:style-name="Strong_20_Emphasis">Evitare "Bestioni" nel Database:</text:span> Assolutamente sì. La quantità di dati può esplodere rapidamente, specialmente con algoritmi come BFS/DFS. Gestiremo la persistenza in modo oculato, concentrandoci sulla qualità e rilevanza dei dati memorizzati, piuttosto che sulla quantità bruta.</text:p>
          </text:list-item>
          <text:list-item>
            <text:p text:style-name="P1"><text:span text:style-name="Strong_20_Emphasis">Abbandonare le Flag "Grezze":</text:span> Concordo pienamente. Le flag statiche limitano l'adattabilità. La decisione di cosa memorizzare e come gestirlo deve essere dinamica, basata sull'intelligenza emergente del sistema stesso, non su un interruttore manuale.</text:p>
          </text:list-item>
          <text:list-item>
            <text:p text:style-name="P1"><text:span text:style-name="Strong_20_Emphasis">Specializzazione dei Percorsi con Potatura Intelligente:</text:span> Questo è il cuore dell'apprendimento. Il sistema dovrà imparare a riconoscere cosa è rilevante e cosa no. "Taglieremo" le informazioni ridondanti o meno significative non eliminandole, ma processandole in modo che l'intelligenza si concentri sui "punti chiave" e sui "bivi" importanti. Se un percorso è già ben conosciuto, sia che porti a successo o a un fallimento prevedibile, la sua rappresentazione in memoria sarà meno dettagliata o "attiva".</text:p>
          </text:list-item>
          <text:list-item>
            <text:p text:style-name="P1"><text:span text:style-name="Strong_20_Emphasis">Stato Latente invece di Eliminazione Totale:</text:span> Questa è la nuance fondamentale. Non vogliamo perdere del tutto informazioni. Invece di cancellare i dati, li etichetteremo con uno "stato latente". Questo ci permetterà di mantenere una traccia storica, di "resuscitare" informazioni se diventassero nuovamente rilevanti in futuro, e di non precludere future analisi o riscoperta di pattern. L'obiettivo è individuare e preservare i <text:span text:style-name="Strong_20_Emphasis">punti chiave</text:span> o i <text:span text:style-name="Strong_20_Emphasis">metadati</text:span> che indicano l'esistenza di quel percorso, anche se i dettagli sono stati "compressi" o "matti a riposo"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cco Marco Russo</meta:initial-creator>
    <meta:creation-date>2025-06-05T01:08:50.71</meta:creation-date>
    <meta:document-statistic meta:table-count="0" meta:image-count="0" meta:object-count="0" meta:page-count="1" meta:paragraph-count="13" meta:word-count="352" meta:character-count="2371"/>
    <dc:date>2025-06-05T01:09:21.58</dc:date>
    <dc:creator>Rocco Marco Russo</dc:creator>
    <meta:editing-duration>PT31S</meta:editing-duration>
    <meta:editing-cycles>1</meta:editing-cycles>
    <meta:generator>OpenOffice/4.1.10$Win32 OpenOffice.org_project/4110m2$Build-9807</meta:generator>
  </office:meta>
</office:document-meta>
</file>